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able-cell" style:name="a6428e5">
      <style:table-cell-properties fo:border-bottom="0.02mm solid #000000" fo:border-left="0.02mm solid #000000" fo:border-right="0.02mm solid #000000" fo:border-top="0.02mm solid #000000"/>
    </style:style>
    <style:style style:family="table-column" style:name="af75e70">
      <style:table-column-properties style:rel-column-width="1000*"/>
    </style:style>
    <style:style style:family="table" style:name="ab9896d" style:parent-style-name="TableGrid">
      <style:table-properties style:rel-width="100%"/>
    </style:style>
    <style:style style:family="table" style:name="a19cd10" style:parent-style-name="TableGrid">
      <style:table-properties style:width="12.039cm" table:align="left"/>
    </style:style>
    <style:style style:family="table-column" style:name="adff20b">
      <style:table-column-properties style:column-width="87.82mm"/>
    </style:style>
    <style:style style:family="table-column" style:name="ac4e060">
      <style:table-column-properties style:column-width="32.57mm"/>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style-name="a19cd10">
        <table:table-column table:style-name="adff20b"/>
        <table:table-column table:style-name="ac4e060"/>
        <table:table-row>
          <table:table-cell table:style-name="a6428e5"/>
          <table:table-cell table:style-name="a6428e5"/>
        </table:table-row>
        <table:table-row>
          <table:table-cell table:style-name="a6428e5"/>
          <table:table-cell table:style-name="a6428e5"/>
        </table:table-row>
      </table:table>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Table Grid" style:family="table" style:name="TableGrid" style:parent-style-nam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1.346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4-10-23T17:46:06</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